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cc8a" officeooo:paragraph-rsid="0015f6bf"/>
    </style:style>
    <style:style style:name="P2" style:family="paragraph" style:parent-style-name="Standard">
      <style:text-properties officeooo:rsid="001b8065" officeooo:paragraph-rsid="0015f6bf"/>
    </style:style>
    <style:style style:name="P3" style:family="paragraph" style:parent-style-name="Standard">
      <style:text-properties officeooo:rsid="0014bc96" officeooo:paragraph-rsid="0015f6bf"/>
    </style:style>
    <style:style style:name="P4" style:family="paragraph" style:parent-style-name="Standard">
      <style:text-properties officeooo:rsid="001b8065" officeooo:paragraph-rsid="0015f6bf"/>
    </style:style>
    <style:style style:name="T1" style:family="text">
      <style:text-properties officeooo:rsid="001987d7"/>
    </style:style>
    <style:style style:name="T2" style:family="text">
      <style:text-properties officeooo:rsid="001c99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Scelta della chiave relativa alle entità domande e risposta: la scelta più intuitiva era utilizzare una chiave primaria che comprendesse il nome dell'utente. Tuttavia questa opzione è stata scartata poiché nella progettazione della basi di dati si è tenuto conto della possibilità che un utente venisse eliminato ma che rimanessero le sue relative domande. Se si fosse messa come chiave primaria e dunque si fosse cercato di eliminare l'utente ciò non sarebbe stato possibile dal vincolo di chiave primaria. <text:span text:style-name="T2">Utilizzando invece un id possiamo tenere tutte le domande senza il relativo utente usando il comando ON DELETE SET NULL.</text:span></text:p>
      <text:p text:style-name="P3"/>
      <text:p text:style-name="P1">Nelle tabelle che utilizzano un references all'entità Categoria è stato utilizzato il vincolo RESTRICT poiché i cambiamenti sulle categorie avrebbero comportato troppi cambiamenti in cascata con effetti amplificati in tutto il database. <text:span text:style-name="T1">Un utente, infatti, che si iscrive alla categoria di nome attributo “cucina” non vuole vedersi cambiare il nome in “sport” a sua insaputa; inoltre, un utente che si iscrive nel servizio perché interessato a tale categoria vedrebbe, come riportato da consegna del progetto, soltanto le domande relative a quella categoria, non vorrebbe dunque che tale categoria venisse cancellata poiché vederebbe tutto oscurato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1:46:56.095000000</meta:creation-date>
    <dc:date>2015-05-19T18:30:57.162000000</dc:date>
    <meta:editing-duration>P0D</meta:editing-duration>
    <meta:editing-cycles>3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2" meta:word-count="193" meta:character-count="1278" meta:non-whitespace-character-count="1086"/>
  </office:meta>
</office:document-meta>
</file>